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62fbd" officeooo:paragraph-rsid="00162fbd" style:font-size-asian="14pt" style:font-weight-asian="bold" style:font-size-complex="16pt" style:font-weight-complex="bold"/>
    </style:style>
    <style:style style:name="T1" style:family="text">
      <style:text-properties officeooo:rsid="00162fb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2pt" officeooo:rsid="00162fbd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"/><text:tab/><text:tab/><text:tab/><text:tab/> <text:span text:style-name="T3">Assignment no 3<text:tab/></text:span><text:span text:style-name="T1"><text:tab/><text:tab/></text:span></text:p>
      <text:p text:style-name="P1"><text:span text:style-name="T2"/></text:p>
      <text:p text:style-name="P2"><text:span text:style-name="T2">Q1. Dose ANSI recognize the data type DATE</text:span></text:p>
      <text:p text:style-name="P2"><text:span text:style-name="T2">ANS----</text:span></text:p>
      <text:p text:style-name="P2"><text:span text:style-name="T2"><text:s text:c="10"/>NO.....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Q2 Which subdivision of sql is used to insert valuesin tables</text:span></text:p>
      <text:p text:style-name="P2"><text:span text:style-name="T2"><text:s text:c="2"/>ANS---</text:span></text:p>
      <text:p text:style-name="P2"><text:span text:style-name="T2"><text:s text:c="2"/>update....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7:24:56.371565347</meta:creation-date>
    <dc:date>2023-09-11T17:29:09.924005014</dc:date>
    <meta:editing-duration>PT4M14S</meta:editing-duration>
    <meta:editing-cycles>1</meta:editing-cycles>
    <meta:document-statistic meta:table-count="0" meta:image-count="0" meta:object-count="0" meta:page-count="1" meta:paragraph-count="7" meta:word-count="26" meta:character-count="175" meta:non-whitespace-character-count="130"/>
    <meta:generator>LibreOffice/7.3.7.2$Linux_X86_64 LibreOffice_project/30$Build-2</meta:generator>
  </office:meta>
</office:document-meta>
</file>